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6.326cm" fo:min-width="17.576cm" loext:decorative="false"/>
      <style:paragraph-properties style:writing-mode="lr-tb"/>
    </style:style>
    <style:style style:name="gr2" style:family="graphic" style:parent-style-name="standard">
      <style:graphic-properties draw:fill-color="#999999" draw:textarea-horizontal-align="justify" draw:textarea-vertical-align="top" draw:auto-grow-height="false" fo:min-height="4.232cm" fo:min-width="5.48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5cm" loext:decorative="false"/>
      <style:paragraph-properties style:writing-mode="lr-tb"/>
    </style:style>
    <style:style style:name="gr4" style:family="graphic" style:parent-style-name="standard">
      <style:graphic-properties draw:fill-color="#2a6099" draw:textarea-horizontal-align="justify" draw:textarea-vertical-align="top" draw:auto-grow-height="false" fo:min-height="14.414cm" fo:min-width="9.564cm" loext:decorative="false"/>
      <style:paragraph-properties style:writing-mode="lr-tb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2.75cm" fo:min-width="9.5cm" loext:decorative="false"/>
      <style:paragraph-properties style:writing-mode="lr-tb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3.4cm" fo:min-width="4.25cm" loext:decorative="false"/>
      <style:paragraph-properties style:writing-mode="lr-tb"/>
    </style:style>
    <style:style style:name="gr7" style:family="graphic" style:parent-style-name="standard">
      <style:graphic-properties draw:fill-color="#55308d" draw:textarea-horizontal-align="justify" draw:textarea-vertical-align="top" draw:auto-grow-height="false" fo:min-height="8.432cm" fo:min-width="5.782cm" loext:decorative="false"/>
      <style:paragraph-properties style:writing-mode="lr-tb"/>
    </style:style>
    <style:style style:name="gr8" style:family="graphic" style:parent-style-name="standard">
      <style:graphic-properties svg:stroke-color="#1c1c1c" draw:fill-color="#666666" draw:textarea-horizontal-align="justify" draw:textarea-vertical-align="middle" draw:auto-grow-height="false" fo:min-height="1.008cm" fo:min-width="0cm" loext:decorative="false"/>
    </style:style>
    <style:style style:name="gr9" style:family="graphic" style:parent-style-name="standard">
      <style:graphic-properties draw:fill-color="#ffb66c" draw:textarea-horizontal-align="justify" draw:textarea-vertical-align="middle" draw:auto-grow-height="false" fo:min-height="2.5cm" fo:min-width="7.25cm" loext:decorative="false"/>
      <style:paragraph-properties style:writing-mode="lr-tb"/>
    </style:style>
    <style:style style:name="gr10" style:family="graphic" style:parent-style-name="standard">
      <style:graphic-properties svg:stroke-color="#1c1c1c" draw:fill-color="#666666" draw:textarea-horizontal-align="justify" draw:textarea-vertical-align="middle" draw:auto-grow-height="false" fo:min-height="6.381cm" fo:min-width="0cm" loext:decorative="false"/>
    </style:style>
    <style:style style:name="gr11" style:family="graphic" style:parent-style-name="standard">
      <style:graphic-properties draw:fill-color="#ffaa95" draw:textarea-horizontal-align="justify" draw:textarea-vertical-align="middle" draw:auto-grow-height="false" fo:min-height="2.5cm" fo:min-width="4.3cm" loext:decorative="false"/>
      <style:paragraph-properties style:writing-mode="lr-tb"/>
    </style:style>
    <style:style style:name="gr12" style:family="graphic" style:parent-style-name="standard">
      <style:graphic-properties draw:fill-color="#ffaa95" draw:textarea-horizontal-align="justify" draw:textarea-vertical-align="middle" draw:auto-grow-height="false" fo:min-height="2cm" fo:min-width="5.75cm" loext:decorative="false"/>
      <style:paragraph-properties style:writing-mode="lr-tb"/>
    </style:style>
    <style:style style:name="gr13" style:family="graphic" style:parent-style-name="standard">
      <style:graphic-properties svg:stroke-color="#1c1c1c" draw:fill-color="#666666" draw:textarea-horizontal-align="justify" draw:textarea-vertical-align="middle" draw:auto-grow-height="false" fo:min-height="13.34cm" fo:min-width="0cm" loext:decorative="false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2.458cm" fo:min-width="8.008cm" loext:decorative="false"/>
      <style:paragraph-properties style:writing-mode="lr-tb"/>
    </style:style>
    <style:style style:name="gr15" style:family="graphic" style:parent-style-name="standard">
      <style:graphic-properties svg:stroke-color="#1c1c1c" draw:fill-color="#666666" draw:textarea-horizontal-align="justify" draw:textarea-vertical-align="middle" draw:auto-grow-height="false" fo:min-height="1.514cm" fo:min-width="0cm" loext:decorative="false"/>
    </style:style>
    <style:style style:name="gr16" style:family="graphic" style:parent-style-name="standard">
      <style:graphic-properties svg:stroke-color="#1c1c1c" draw:fill-color="#666666" draw:textarea-horizontal-align="justify" draw:textarea-vertical-align="middle" draw:auto-grow-height="false" fo:min-height="3.354cm" fo:min-width="0cm" loext:decorative="false"/>
    </style:style>
    <style:style style:name="gr17" style:family="graphic" style:parent-style-name="standard">
      <style:graphic-properties draw:fill-color="#ffe994"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18" style:family="graphic" style:parent-style-name="standard">
      <style:graphic-properties svg:stroke-color="#1c1c1c" draw:fill-color="#666666" draw:textarea-horizontal-align="justify" draw:textarea-vertical-align="middle" draw:auto-grow-height="false" fo:min-height="5.571cm" fo:min-width="0cm" loext:decorative="false"/>
    </style:style>
    <style:style style:name="gr19" style:family="graphic" style:parent-style-name="standard">
      <style:graphic-properties svg:stroke-color="#1c1c1c" draw:fill-color="#666666" draw:textarea-horizontal-align="justify" draw:textarea-vertical-align="middle" draw:auto-grow-height="false" fo:min-height="3.4cm" fo:min-width="0cm" loext:decorative="false"/>
    </style:style>
    <style:style style:name="gr20" style:family="graphic" style:parent-style-name="standard">
      <style:graphic-properties svg:stroke-color="#1c1c1c" draw:fill-color="#666666" draw:textarea-horizontal-align="justify" draw:textarea-vertical-align="middle" draw:auto-grow-height="false" fo:min-height="0.126cm" fo:min-width="0.902cm" loext:decorative="false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ffb66c"/>
      <style:paragraph-properties fo:text-align="center"/>
    </style:style>
    <style:style style:name="P6" style:family="paragraph">
      <loext:graphic-properties draw:fill-color="#55308d"/>
      <style:paragraph-properties fo:text-align="center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-color="#ffaa95"/>
      <style:paragraph-properties fo:text-align="center"/>
    </style:style>
    <style:style style:name="P9" style:family="paragraph">
      <loext:graphic-properties draw:fill-color="#ffe994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.5cm" svg:height="17cm" svg:x="1.25cm" svg:y="4.5cm">
          <text:p text:style-name="P1">Version Library</text:p>
          <draw:enhanced-geometry svg:viewBox="0 0 21600 21600" draw:path-stretchpoint-x="10800" draw:path-stretchpoint-y="10800" draw:text-areas="?f3 ?f4 ?f5 ?f6" draw:type="round-rectangle" draw:modifiers="920.294475682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25cm" svg:height="4.75cm" svg:x="12.75cm" svg:y="16.5cm">
          <text:p text:style-name="P1"><text:span text:style-name="T1">Version Library </text:span><text:span text:style-name="T1">Components</text:span></text:p>
          <draw:enhanced-geometry svg:viewBox="0 0 21600 21600" draw:path-stretchpoint-x="10800" draw:path-stretchpoint-y="10800" draw:text-areas="?f3 ?f4 ?f5 ?f6" draw:type="round-rectangle" draw:modifiers="2087.53610308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9cm" svg:height="4cm" svg:x="1cm" svg:y="1cm">
          <draw:text-box>
            <text:p text:style-name="P1"><text:span text:style-name="T2">Version </text:span><text:span text:style-name="T2">Library</text:span></text:p>
            <text:p text:style-name="P1"><text:span text:style-name="T2">C++ </text:span><text:span text:style-name="T2">Component</text:span><text:span text:style-name="T2">s and C </text:span><text:span text:style-name="T2">Linkage</text:span></text:p>
          </draw:text-box>
        </draw:frame>
        <draw:custom-shape draw:style-name="gr4" draw:text-style-name="P4" draw:layer="layout" svg:width="10.5cm" svg:height="15.1cm" svg:x="1.65cm" svg:y="6.1cm">
          <text:p text:style-name="P1">C++ Library Components</text:p>
          <draw:enhanced-geometry svg:viewBox="0 0 21600 21600" draw:path-stretchpoint-x="10800" draw:path-stretchpoint-y="10800" draw:text-areas="?f3 ?f4 ?f5 ?f6" draw:type="round-rectangle" draw:modifiers="1532.425483287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0cm" svg:height="3cm" svg:x="1.9cm" svg:y="7.95cm">
          <text:p text:style-name="P1">Version Library Classes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5cm" svg:height="3.65cm" svg:x="1.9cm" svg:y="12.3cm">
          <text:p text:style-name="P1">Version Library C++ Data Transactio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.75cm" svg:height="9.15cm" svg:x="12.7cm" svg:y="6.05cm">
          <text:p text:style-name="P1">C Linkage Components</text:p>
          <draw:enhanced-geometry svg:viewBox="0 0 21600 21600" draw:path-stretchpoint-x="10800" draw:path-stretchpoint-y="10800" draw:text-areas="?f3 ?f4 ?f5 ?f6" draw:type="round-rectangle" draw:modifiers="2562.820322915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0.6cm" svg:height="1.5cm" svg:x="3.15cm" svg:y="10.85cm">
          <text:p/>
          <draw:enhanced-geometry svg:viewBox="0 0 21600 21600" draw:text-areas="?f0 ?f8 ?f2 ?f9" draw:type="up-down-arrow" draw:modifiers="5426.95507487521 5324.4503664223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draw:layer="layout" svg:width="7.75cm" svg:height="2.75cm" svg:x="1.9cm" svg:y="17.75cm">
          <text:p text:style-name="P1">Version Library Method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cm" svg:height="7cm" svg:x="8.25cm" svg:y="10.75cm">
          <text:p/>
          <draw:enhanced-geometry svg:viewBox="0 0 21600 21600" draw:text-areas="?f0 ?f7 ?f2 21600" draw:type="up-arrow" draw:modifiers="3438.16989281715 7207.1928071928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8" draw:layer="layout" svg:width="4.8cm" svg:height="2.75cm" svg:x="12.95cm" svg:y="11.2cm">
          <text:p text:style-name="P1">Version Library C Struct Data Transaction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6.25cm" svg:height="2.25cm" svg:x="12.95cm" svg:y="7.9cm">
          <text:p text:style-name="P1">Version Library C Linkage Metho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cm" svg:height="15cm" svg:x="18.65cm" svg:y="10cm">
          <text:p/>
          <draw:enhanced-geometry svg:viewBox="0 0 21600 21600" draw:text-areas="?f0 ?f8 ?f2 ?f9" draw:type="up-down-arrow" draw:modifiers="5783.01698301698 1739.40403973068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0.6cm" svg:height="1.5cm" svg:x="15.751cm" svg:y="9.85cm">
          <text:p/>
          <draw:enhanced-geometry svg:viewBox="0 0 21600 21600" draw:text-areas="?f0 ?f8 ?f2 ?f9" draw:type="up-down-arrow" draw:modifiers="5211.31447587354 5310.0599600266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4" draw:layer="layout" svg:width="8.8cm" svg:height="3cm" svg:x="1.2cm" svg:y="25cm">
          <text:p text:style-name="P1">C++ Program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4" draw:text-style-name="P4" draw:layer="layout" svg:width="8.8cm" svg:height="3cm" svg:x="11.05cm" svg:y="25.001cm">
          <text:p text:style-name="P1">C Program</text:p>
          <draw:enhanced-geometry svg:viewBox="0 0 21600 21600" draw:glue-points="10800 0 0 10800 10800 21600 21600 10800" draw:path-stretchpoint-x="10800" draw:path-stretchpoint-y="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5" draw:text-style-name="P7" draw:layer="layout" svg:width="1cm" svg:height="2cm" svg:x="4.551cm" svg:y="15.75cm">
          <text:p/>
          <draw:enhanced-geometry svg:viewBox="0 0 21600 21600" draw:text-areas="?f0 ?f7 ?f2 21600" draw:type="up-arrow" draw:modifiers="8188.14123917388 7422.977022977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7" draw:layer="layout" svg:width="0.85cm" svg:height="4.5cm" svg:x="5.15cm" svg:y="20.5cm">
          <text:p/>
          <draw:enhanced-geometry svg:viewBox="0 0 21600 21600" draw:text-areas="?f0 ?f8 ?f2 ?f9" draw:type="up-down-arrow" draw:modifiers="6624.67685076381 4218.2626083092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9" draw:layer="layout" svg:width="5.75cm" svg:height="1.25cm" svg:x="13cm" svg:y="18.05cm">
          <text:p text:style-name="P1"><text:span text:style-name="T3">Version Inform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5.75cm" svg:height="1.25cm" svg:x="13cm" svg:y="19.55cm">
          <text:p text:style-name="P1"><text:span text:style-name="T4">L</text:span><text:span text:style-name="T4">i</text:span><text:span text:style-name="T4">b</text:span><text:span text:style-name="T4">r</text:span><text:span text:style-name="T4">a</text:span><text:span text:style-name="T4">r</text:span><text:span text:style-name="T4">y </text:span><text:span text:style-name="T4">I</text:span><text:span text:style-name="T4">n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994cm" svg:height="6.209cm" draw:transform="rotate (-0.886103661237521) translate (12.617cm 20.531cm)">
          <text:p/>
          <draw:enhanced-geometry svg:viewBox="0 0 21600 21600" draw:text-areas="?f0 0 ?f2 ?f5" draw:mirror-horizontal="false" draw:mirror-vertical="false" draw:type="down-arrow" draw:modifiers="18783.2407874811 5622.512562814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7" draw:layer="layout" svg:width="0.75cm" svg:height="4cm" svg:x="15.25cm" svg:y="21cm">
          <text:p/>
          <draw:enhanced-geometry svg:viewBox="0 0 21600 21600" draw:text-areas="?f0 0 ?f2 ?f5" draw:type="down-arrow" draw:modifiers="17685.9785053737 5752.330226364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draw:layer="layout" svg:width="1.75cm" svg:height="0.75cm" svg:x="11.5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1" draw:layer="layout" svg:width="3.75cm" svg:height="0.569cm" svg:x="16.25cm" svg:y="28.15cm">
          <draw:text-box>
            <text:p text:style-name="P10"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 </text:span><text:span text:style-name="T5">v</text:span><text:span text:style-name="T5">e</text:span><text:span text:style-name="T5">r</text:span><text:span text:style-name="T5">s</text:span><text:span text:style-name="T5">i</text:span><text:span text:style-name="T5">o</text:span><text:span text:style-name="T5">n</text:span><text:span text:style-name="T5">: </text:span><text:span text:style-name="T5">1</text:span><text:span text:style-name="T5">.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20" svg:d="M0 20l10-20 10 20z"/>
    <draw:marker draw:name="Pontas_20_das_20_setas_20_3" draw:display-name="Pontas das setas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2cm" svg:stroke-color="#666666" draw:marker-start="Pontas_20_das_20_setas_20_3" draw:marker-start-width="0.5cm" draw:marker-end-width="0.5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6-06T10:10:23.221715751</meta:creation-date>
    <dc:date>2025-06-06T11:39:13.574415968</dc:date>
    <dc:creator>Matheus Lopes Silvati</dc:creator>
    <meta:editing-duration>PT1H7M7S</meta:editing-duration>
    <meta:editing-cycles>27</meta:editing-cycles>
    <meta:generator>LibreOffice/24.2.7.2$Linux_X86_64 LibreOffice_project/420$Build-2</meta:generator>
    <dc:title>Version Library Components Diagram</dc:title>
    <meta:print-date>2025-06-06T11:37:58.901327473</meta:print-date>
    <meta:printed-by>Arquivos PDF: Matheus Lopes Silvati</meta:printed-by>
    <meta:document-statistic meta:object-count="24"/>
  </office:meta>
</office:document-meta>
</file>